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854cm" fo:margin-top="0cm" fo:margin-bottom="0cm" style:page-number="auto" table:align="left"/>
    </style:style>
    <style:style style:name="Table1.A" style:family="table-column">
      <style:table-column-properties style:column-width="16.85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589cm" fo:margin-left="0cm" fo:margin-right="-0.116cm" fo:margin-top="0cm" fo:margin-bottom="0cm" table:align="margins"/>
    </style:style>
    <style:style style:name="Table2.A" style:family="table-column">
      <style:table-column-properties style:column-width="12.252cm" style:rel-column-width="48400*"/>
    </style:style>
    <style:style style:name="Table2.B" style:family="table-column">
      <style:table-column-properties style:column-width="1cm" style:rel-column-width="3950*"/>
    </style:style>
    <style:style style:name="Table2.C" style:family="table-column">
      <style:table-column-properties style:column-width="3.337cm" style:rel-column-width="1318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16cm" fo:margin-left="0cm" fo:margin-right="-0.143cm" fo:margin-top="0cm" fo:margin-bottom="0cm" table:align="margins"/>
    </style:style>
    <style:style style:name="Table3.A" style:family="table-column">
      <style:table-column-properties style:column-width="2.492cm" style:rel-column-width="9830*"/>
    </style:style>
    <style:style style:name="Table3.B" style:family="table-column">
      <style:table-column-properties style:column-width="0.25cm" style:rel-column-width="987*"/>
    </style:style>
    <style:style style:name="Table3.C" style:family="table-column">
      <style:table-column-properties style:column-width="6.001cm" style:rel-column-width="23667*"/>
    </style:style>
    <style:style style:name="Table3.D" style:family="table-column">
      <style:table-column-properties style:column-width="1.602cm" style:rel-column-width="6316*"/>
    </style:style>
    <style:style style:name="Table3.E" style:family="table-column">
      <style:table-column-properties style:column-width="6.271cm" style:rel-column-width="247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5.584cm" fo:margin-left="0.991cm" fo:margin-right="-0.102cm" fo:margin-top="0cm" fo:margin-bottom="0cm" table:align="margins"/>
    </style:style>
    <style:style style:name="Table4.A" style:family="table-column">
      <style:table-column-properties style:column-width="15.584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346cm" fo:margin-left="0cm" fo:margin-right="-0.143cm" fo:margin-top="0cm" fo:margin-bottom="0cm" table:align="margins"/>
    </style:style>
    <style:style style:name="Table5.A" style:family="table-column">
      <style:table-column-properties style:column-width="1.083cm" style:rel-column-width="4625*"/>
    </style:style>
    <style:style style:name="Table5.B" style:family="table-column">
      <style:table-column-properties style:column-width="0.975cm" style:rel-column-width="4165*"/>
    </style:style>
    <style:style style:name="Table5.C" style:family="table-column">
      <style:table-column-properties style:column-width="4.992cm" style:rel-column-width="21317*"/>
    </style:style>
    <style:style style:name="Table5.D" style:family="table-column">
      <style:table-column-properties style:column-width="0.519cm" style:rel-column-width="2214*"/>
    </style:style>
    <style:style style:name="Table5.E" style:family="table-column">
      <style:table-column-properties style:column-width="0.422cm" style:rel-column-width="1800*"/>
    </style:style>
    <style:style style:name="Table5.F" style:family="table-column">
      <style:table-column-properties style:column-width="7.355cm" style:rel-column-width="31414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064cm" fo:margin-left="9.493cm" fo:margin-right="-0.085cm" table:align="margins"/>
    </style:style>
    <style:style style:name="Table6.A" style:family="table-column">
      <style:table-column-properties style:column-width="7.064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091cm" fo:margin-left="9.493cm" fo:margin-right="-0.111cm" fo:margin-top="0cm" fo:margin-bottom="0cm" table:align="margins"/>
    </style:style>
    <style:style style:name="Table7.A" style:family="table-column">
      <style:table-column-properties style:column-width="7.091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12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Rahasia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Laporan Perkembangan Penyidikan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</text:span></text:span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Bersama ini dengan hormat kami sampaikan laporan perkembangan penyidikan sebagai berikut:</text:p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column table:style-name="Table5.F"/>
                    <table:table-row>
                      <table:table-cell table:style-name="Table5.A1" office:value-type="string">
                        <text:p text:style-name="P5">1.</text:p>
                      </table:table-cell>
                      <table:table-cell table:style-name="Table5.A1" table:number-columns-spanned="2" office:value-type="string">
                        <text:p text:style-name="P5">Dasar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Surat Perintah Penyidikan Kepala {nama_satker} Nomor {isi1} Tanggal {isi2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2.</text:p>
                      </table:table-cell>
                      <table:table-cell table:style-name="Table5.A1" table:number-columns-spanned="2" office:value-type="string">
                        <text:p text:style-name="P5">Asal Kasus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3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3.</text:p>
                      </table:table-cell>
                      <table:table-cell table:style-name="Table5.A1" table:number-columns-spanned="2" office:value-type="string">
                        <text:p text:style-name="P5">Kasus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Tindak Pidana {isi4} melanggar pasal {isi5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4.</text:p>
                      </table:table-cell>
                      <table:table-cell table:style-name="Table5.A1" table:number-columns-spanned="2" office:value-type="string">
                        <text:p text:style-name="P5">Identitas Tersangka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6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5.</text:p>
                      </table:table-cell>
                      <table:table-cell table:style-name="Table5.A1" table:number-columns-spanned="2" office:value-type="string">
                        <text:p text:style-name="P5">Status Tersangka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status_tersangka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6.</text:p>
                      </table:table-cell>
                      <table:table-cell table:style-name="Table5.A1" table:number-columns-spanned="2" office:value-type="string">
                        <text:p text:style-name="P5">Kasus Posisi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7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7.</text:p>
                      </table:table-cell>
                      <table:table-cell table:style-name="Table5.A1" table:number-columns-spanned="2" office:value-type="string">
                        <text:p text:style-name="P5">Hasil Penyidikan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/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1</text:p>
                      </table:table-cell>
                      <table:table-cell table:style-name="Table5.A1" office:value-type="string">
                        <text:p text:style-name="P5">Keterangan Saksi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8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2</text:p>
                      </table:table-cell>
                      <table:table-cell table:style-name="Table5.A1" office:value-type="string">
                        <text:p text:style-name="P5">Keterangan Ahli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9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3 </text:p>
                      </table:table-cell>
                      <table:table-cell table:style-name="Table5.A1" office:value-type="string">
                        <text:p text:style-name="P5">Alat Bukti Surat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0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4</text:p>
                      </table:table-cell>
                      <table:table-cell table:style-name="Table5.A1" office:value-type="string">
                        <text:p text:style-name="P5">Petunjuk/ Benda Sitaan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1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5</text:p>
                      </table:table-cell>
                      <table:table-cell table:style-name="Table5.A1" office:value-type="string">
                        <text:p text:style-name="P5">Keterangan Tersangka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2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6</text:p>
                      </table:table-cell>
                      <table:table-cell table:style-name="Table5.A1" office:value-type="string">
                        <text:p text:style-name="P5">Kerugian Kuangan Negara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3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7.7</text:p>
                      </table:table-cell>
                      <table:table-cell table:style-name="Table5.A1" office:value-type="string">
                        <text:p text:style-name="P5">Kerugian Pihak lain</text:p>
                      </table:table-cell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4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8.</text:p>
                      </table:table-cell>
                      <table:table-cell table:style-name="Table5.A1" table:number-columns-spanned="2" office:value-type="string">
                        <text:p text:style-name="P5">Fakta Hukum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5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9.</text:p>
                      </table:table-cell>
                      <table:table-cell table:style-name="Table5.A1" table:number-columns-spanned="2" office:value-type="string">
                        <text:p text:style-name="P5">Pembahasan Yuridis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6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10.</text:p>
                      </table:table-cell>
                      <table:table-cell table:style-name="Table5.A1" table:number-columns-spanned="2" office:value-type="string">
                        <text:p text:style-name="P5">Kesimpulan/Pendapat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17}</text:p>
                      </table:table-cell>
                      <table:covered-table-cell/>
                    </table:table-row>
                    <table:table-row>
                      <table:table-cell table:style-name="Table5.A1" office:value-type="string">
                        <text:p text:style-name="P5">11.</text:p>
                      </table:table-cell>
                      <table:table-cell table:style-name="Table5.A1" table:number-columns-spanned="2" office:value-type="string">
                        <text:p text:style-name="P5">Problema/Hambatan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office:value-type="string">
                        <text:p text:style-name="P5">-</text:p>
                      </table:table-cell>
                      <table:table-cell table:style-name="Table5.A1" office:value-type="string">
                        <text:p text:style-name="P5">{isi18} (Ekstern)</text:p>
                      </table:table-cell>
                    </table:table-row>
                    <table:table-row>
                      <table:table-cell table:style-name="Table5.A1" office:value-type="string">
                        <text:p text:style-name="P5"/>
                      </table:table-cell>
                      <table:table-cell table:style-name="Table5.A1" table:number-columns-spanned="2" office:value-type="string">
                        <text:p text:style-name="P5"/>
                      </table:table-cell>
                      <table:covered-table-cell/>
                      <table:table-cell table:style-name="Table5.A1" office:value-type="string">
                        <text:p text:style-name="P5"/>
                      </table:table-cell>
                      <table:table-cell table:style-name="Table5.A1" office:value-type="string">
                        <text:p text:style-name="P5">-</text:p>
                      </table:table-cell>
                      <table:table-cell table:style-name="Table5.A1" office:value-type="string">
                        <text:p text:style-name="P5">{isi19} (Intern)</text:p>
                      </table:table-cell>
                    </table:table-row>
                    <table:table-row>
                      <table:table-cell table:style-name="Table5.A1" office:value-type="string">
                        <text:p text:style-name="P5">12.</text:p>
                      </table:table-cell>
                      <table:table-cell table:style-name="Table5.A1" table:number-columns-spanned="2" office:value-type="string">
                        <text:p text:style-name="P5">Saran</text:p>
                      </table:table-cell>
                      <table:covered-table-cell/>
                      <table:table-cell table:style-name="Table5.A1" office:value-type="string">
                        <text:p text:style-name="P5">:</text:p>
                      </table:table-cell>
                      <table:table-cell table:style-name="Table5.A1" table:number-columns-spanned="2" office:value-type="string">
                        <text:p text:style-name="P5">{isi20}</text:p>
                      </table:table-cell>
                      <table:covered-table-cell/>
                    </table:table-row>
                  </table:table>
                  <text:p text:style-name="P5"/>
                  <text:p text:style-name="P5"><text:s text:c="8"/>Demikian laporan kami dan selanjutnya mohon petunjuk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{nama_ttd}</text:p>
                </table:table-cell>
              </table:table-row>
              <table:table-row>
                <table:table-cell table:style-name="Table7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09-28T21:55:10.40</dc:date>
    <meta:editing-cycles>18</meta:editing-cycles>
    <meta:editing-duration>PT57M51S</meta:editing-duration>
    <meta:document-statistic meta:table-count="7" meta:image-count="0" meta:object-count="0" meta:page-count="1" meta:paragraph-count="104" meta:word-count="169" meta:character-count="1075"/>
    <meta:template xlink:type="simple" xlink:actuate="onRequest" xlink:title="" xlink:href="Normal.dotm"/>
  </office:meta>
</office:document-meta>
</file>